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OCUMENTACJA KLASy Application_run_time.java</text:p>
      <text:p text:style-name="Text_20_body">Pakiet i importy</text:p>
      <text:p text:style-name="Preformatted_20_Text"><text:span text:style-name="Source_20_Text">package com.netit;</text:span></text:p>
      <text:p text:style-name="Preformatted_20_Text"/>
      <text:p text:style-name="Preformatted_20_Text"><text:span text:style-name="Source_20_Text">import javafx.fxml.FXML;</text:span></text:p>
      <text:p text:style-name="Preformatted_20_Text"><text:span text:style-name="Source_20_Text">import javafx.scene.control.Button;</text:span></text:p>
      <text:p text:style-name="Preformatted_20_Text"><text:span text:style-name="Source_20_Text">import javafx.scene.control.Label;</text:span></text:p>
      <text:p text:style-name="Preformatted_20_Text"><text:span text:style-name="Source_20_Text">import javafx.scene.control.Tooltip;</text:span></text:p>
      <text:p text:style-name="Preformatted_20_Text"><text:span text:style-name="Source_20_Text">import javafx.scene.image.Image;</text:span></text:p>
      <text:p text:style-name="Preformatted_20_Text"><text:span text:style-name="Source_20_Text">import javafx.scene.image.ImageView;</text:span></text:p>
      <text:p text:style-name="Preformatted_20_Text"><text:span text:style-name="Source_20_Text">import javafx.scene.layout.HBox;</text:span></text:p>
      <text:p text:style-name="Preformatted_20_Text"><text:span text:style-name="Source_20_Text">import javafx.scene.layout.Pane;</text:span></text:p>
      <text:p text:style-name="Preformatted_20_Text"><text:span text:style-name="Source_20_Text">import javafx.scene.layout.VBox;</text:span></text:p>
      <text:p text:style-name="Preformatted_20_Text"/>
      <text:p text:style-name="Preformatted_20_Text"><text:span text:style-name="Source_20_Text">import java.io.FileInputStream;</text:span></text:p>
      <text:p text:style-name="Preformatted_20_Text"><text:span text:style-name="Source_20_Text">import java.io.IOException;</text:span></text:p>
      <text:p text:style-name="Preformatted_20_Text"><text:span text:style-name="Source_20_Text">import java.nio.file.Files;</text:span></text:p>
      <text:p text:style-name="Preformatted_20_Text"><text:span text:style-name="Source_20_Text">import java.nio.file.Path;</text:span></text:p>
      <text:p text:style-name="P1"><text:span text:style-name="Source_20_Text">import java.util.List;</text:span></text:p>
      <text:p text:style-name="Text_20_body">Opis: deklaracja pakietu oraz import klas JavaFX i Javy standardowej używanych do obsługi GUI, wczytywania plików i sprawdzania pliku socket.</text:p>
      <text:list text:style-name="L1">
        <text:list-item>
          <text:p text:style-name="P2">Deklaracja klasy</text:p>
        </text:list-item>
      </text:list>
      <text:p text:style-name="P1"><text:span text:style-name="Source_20_Text">public class Application_run_time {</text:span></text:p>
      <text:p text:style-name="Text_20_body">Opis: klasa odpowiedzialna za inicjalizację interfejsu, ładowanie grafik, informacji o systemie i obsługę zdarzeń GUI.</text:p>
      <text:list text:style-name="L2">
        <text:list-item>
          <text:p text:style-name="P3">Pola klasy</text:p>
        </text:list-item>
      </text:list>
      <text:p text:style-name="Preformatted_20_Text"><text:span text:style-name="Source_20_Text">private int OS_run;</text:span></text:p>
      <text:p text:style-name="Preformatted_20_Text"><text:span text:style-name="Source_20_Text">private final int x_run = 900;</text:span></text:p>
      <text:p text:style-name="Preformatted_20_Text"><text:span text:style-name="Source_20_Text">private final int y_run = 1300;</text:span></text:p>
      <text:p text:style-name="Preformatted_20_Text"><text:span text:style-name="Source_20_Text">private final String hed_text = "NETIT; It is launch on: ";</text:span></text:p>
      <text:p text:style-name="Preformatted_20_Text"><text:span text:style-name="Source_20_Text">private final String autor = "Authors: https://github.com/Taitlesonn";</text:span></text:p>
      <text:p text:style-name="Preformatted_20_Text"><text:span text:style-name="Source_20_Text">private final String full_name = " <text:s/>full name: Network Emulation and Topology Implementation Tool";</text:span></text:p>
      <text:p text:style-name="Preformatted_20_Text"><text:span text:style-name="Source_20_Text">private final String linux_t = "Linux - a Unix-type operating system, often used on servers and in the cloud.";</text:span></text:p>
      <text:p text:style-name="Preformatted_20_Text"><text:span text:style-name="Source_20_Text">private final String windows_t = "Windows - a popular Microsoft operating system, widely used on personal computers.";</text:span></text:p>
      <text:p text:style-name="Preformatted_20_Text"><text:span text:style-name="Source_20_Text">private final String ruter_t = "Router - a network device used to forward packets between networks.";</text:span></text:p>
      <text:p text:style-name="Preformatted_20_Text"><text:span text:style-name="Source_20_Text">private final String switch_t = "Switch - a network device that connects multiple devices within a local area network (LAN).";</text:span></text:p>
      <text:p text:style-name="Preformatted_20_Text"><text:span text:style-name="Source_20_Text">private final String windows_server_t = "Windows Server - a Windows version designed for server use.";</text:span></text:p>
      <text:p text:style-name="Preformatted_20_Text"><text:span text:style-name="Source_20_Text">private final String linux_server_t = "Linux Server - a server operating system based on the Linux kernel, popular in IT environments.";</text:span></text:p>
      <text:p text:style-name="P1"><text:span text:style-name="Source_20_Text">private ImageView ruter_img, switch_img, linux_img, windows_img, windows_server_img, linux_server_img;</text:span></text:p>
      <text:p text:style-name="Text_20_body">Opis:</text:p>
      <text:list text:style-name="L3">
        <text:list-item>
          <text:p text:style-name="P4"><text:span text:style-name="Source_20_Text">OS_run</text:span> – kod platformy (0–Windows, 1–Linux, 2–MacOS).</text:p>
        </text:list-item>
        <text:list-item>
          <text:p text:style-name="P4"><text:span text:style-name="Source_20_Text">x_run</text:span>, <text:span text:style-name="Source_20_Text">y_run</text:span> – domyślne wymiary okna (wysokość i szerokość).</text:p>
        </text:list-item>
        <text:list-item>
          <text:p text:style-name="P4"><text:soft-page-break/>Stałe tekstowe zawierające nagłówki, autorów oraz opisy urządzeń.</text:p>
        </text:list-item>
        <text:list-item>
          <text:p text:style-name="P4">Pola <text:span text:style-name="Source_20_Text">ImageView</text:span> do przechowywania grafik urządzeń.</text:p>
        </text:list-item>
      </text:list>
      <text:list text:style-name="L4">
        <text:list-item>
          <text:p text:style-name="P5">Elementy FXML</text:p>
        </text:list-item>
      </text:list>
      <text:p text:style-name="Preformatted_20_Text"><text:span text:style-name="Source_20_Text">@FXML private HBox HBox_heder, HBox_footer;</text:span></text:p>
      <text:p text:style-name="Preformatted_20_Text"><text:span text:style-name="Source_20_Text">@FXML private VBox VBox_left, VBox_right;</text:span></text:p>
      <text:p text:style-name="Preformatted_20_Text"><text:span text:style-name="Source_20_Text">@FXML private Label heder_inf, footer_inf, right_inf;</text:span></text:p>
      <text:p text:style-name="Preformatted_20_Text"><text:span text:style-name="Source_20_Text">@FXML private Button ruter_b, switch_b, windows_server_b, linux_server_b, windows_b, linux_b;</text:span></text:p>
      <text:p text:style-name="P1"><text:span text:style-name="Source_20_Text">@FXML private Pane workspace;</text:span></text:p>
      <text:p text:style-name="Text_20_body">Opis: pola powiązane z kontrolkami z pliku FXML: układy (<text:span text:style-name="Source_20_Text">HBox</text:span>, <text:span text:style-name="Source_20_Text">VBox</text:span>), etykiety (<text:span text:style-name="Source_20_Text">Label</text:span>), przyciski (<text:span text:style-name="Source_20_Text">Button</text:span>) i obszar roboczy (<text:span text:style-name="Source_20_Text">Pane</text:span>).</text:p>
      <text:list text:style-name="L5">
        <text:list-item>
          <text:p text:style-name="P6">Konstruktor</text:p>
        </text:list-item>
      </text:list>
      <text:p text:style-name="Preformatted_20_Text"><text:span text:style-name="Source_20_Text">public Application_run_time() {</text:span></text:p>
      <text:p text:style-name="Preformatted_20_Text"><text:span text:style-name="Source_20_Text"><text:s text:c="4"/>this.os_gues();</text:span></text:p>
      <text:p text:style-name="P1"><text:span text:style-name="Source_20_Text">}</text:span></text:p>
      <text:p text:style-name="Text_20_body">Opis: wywołuje metodę <text:span text:style-name="Source_20_Text">os_gues()</text:span>, która ustawia pole <text:span text:style-name="Source_20_Text">OS_run</text:span> na podstawie systemu operacyjnego.</text:p>
      <text:list text:style-name="L6">
        <text:list-item>
          <text:p text:style-name="P7">Metoda isLibvirtSocketAvailable</text:p>
        </text:list-item>
      </text:list>
      <text:p text:style-name="Preformatted_20_Text"><text:span text:style-name="Source_20_Text">public static boolean isLibvirtSocketAvailable() {</text:span></text:p>
      <text:p text:style-name="Preformatted_20_Text"><text:span text:style-name="Source_20_Text"><text:s text:c="4"/>return Files.exists(Path.of("/var/run/libvirt/libvirt-sock"));</text:span></text:p>
      <text:p text:style-name="P1"><text:span text:style-name="Source_20_Text">}</text:span></text:p>
      <text:p text:style-name="Text_20_body">Opis: sprawdza istnienie socketu libvirt w systemie (Linux).</text:p>
      <text:list text:style-name="L7">
        <text:list-item>
          <text:p text:style-name="P8">Gettery wymiarów i metadanych</text:p>
        </text:list-item>
      </text:list>
      <text:p text:style-name="Preformatted_20_Text"><text:span text:style-name="Source_20_Text">public int getX_run() { return this.x_run; }</text:span></text:p>
      <text:p text:style-name="Preformatted_20_Text"><text:span text:style-name="Source_20_Text">public int getY_run() { return this.y_run; }</text:span></text:p>
      <text:p text:style-name="Preformatted_20_Text"><text:span text:style-name="Source_20_Text">public String getAutor() { return this.autor; }</text:span></text:p>
      <text:p text:style-name="Preformatted_20_Text"><text:span text:style-name="Source_20_Text">public String getFull_name() { return this.full_name; }</text:span></text:p>
      <text:p text:style-name="Preformatted_20_Text"><text:span text:style-name="Source_20_Text">public ImageView getRuter_img() { return this.ruter_img; }</text:span></text:p>
      <text:p text:style-name="Preformatted_20_Text"><text:span text:style-name="Source_20_Text">...</text:span></text:p>
      <text:p text:style-name="P1"><text:span text:style-name="Source_20_Text">public ImageView getLinux_server_img() { return this.linux_server_img; }</text:span></text:p>
      <text:p text:style-name="Text_20_body">Opis: zwracają wartości pól konfiguracyjnych i grafik.</text:p>
      <text:list text:style-name="L8">
        <text:list-item>
          <text:p text:style-name="P9">Metoda isLibvirtRunning</text:p>
        </text:list-item>
      </text:list>
      <text:p text:style-name="Preformatted_20_Text"><text:span text:style-name="Source_20_Text">public boolean isLibvirtRunning() {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Process process = new ProcessBuilder("pgrep", "-x", "libvirtd").start();</text:span></text:p>
      <text:p text:style-name="Preformatted_20_Text"><text:span text:style-name="Source_20_Text"><text:s text:c="8"/>int exitCode = process.waitFor();</text:span></text:p>
      <text:p text:style-name="Preformatted_20_Text"><text:span text:style-name="Source_20_Text"><text:s text:c="8"/>return exitCode == 0;</text:span></text:p>
      <text:p text:style-name="Preformatted_20_Text"><text:span text:style-name="Source_20_Text"><text:s text:c="4"/>} catch (Exception e) {</text:span></text:p>
      <text:p text:style-name="Preformatted_20_Text"><text:span text:style-name="Source_20_Text"><text:s text:c="8"/>e.printStackTrace();</text:span></text:p>
      <text:p text:style-name="Preformatted_20_Text"><text:span text:style-name="Source_20_Text"><text:s text:c="8"/>return false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/>
      <text:p text:style-name="Text_20_body"/>
      <text:p text:style-name="Text_20_body"><text:soft-page-break/>Opis: sprawdza, czy proces <text:span text:style-name="Source_20_Text">libvirtd</text:span> działa, zwracając <text:span text:style-name="Source_20_Text">true</text:span> gdy znaleziono proces.</text:p>
      <text:list text:style-name="L9">
        <text:list-item>
          <text:p text:style-name="P10">Metoda os_gues</text:p>
        </text:list-item>
      </text:list>
      <text:p text:style-name="Preformatted_20_Text"><text:span text:style-name="Source_20_Text">private void os_gues() {</text:span></text:p>
      <text:p text:style-name="Preformatted_20_Text"><text:span text:style-name="Source_20_Text"><text:s text:c="4"/>String os = System.getProperty("os.name").toLowerCase();</text:span></text:p>
      <text:p text:style-name="Preformatted_20_Text"><text:span text:style-name="Source_20_Text"><text:s text:c="4"/>if (os.contains("win")) this.OS_run = 0;</text:span></text:p>
      <text:p text:style-name="Preformatted_20_Text"><text:span text:style-name="Source_20_Text"><text:s text:c="4"/>else if (os.contains("nix") || os.contains("nux") || os.contains("linux") || os.contains("aix")) this.OS_run = 1;</text:span></text:p>
      <text:p text:style-name="Preformatted_20_Text"><text:span text:style-name="Source_20_Text"><text:s text:c="4"/>else if (os.contains("mac")) this.OS_run = 2;</text:span></text:p>
      <text:p text:style-name="P1"><text:span text:style-name="Source_20_Text">}</text:span></text:p>
      <text:p text:style-name="Text_20_body">Opis: wykrywa system operacyjny i ustawia <text:span text:style-name="Source_20_Text">OS_run</text:span>.</text:p>
      <text:list text:style-name="L10">
        <text:list-item>
          <text:p text:style-name="P11">Metoda get_os</text:p>
        </text:list-item>
      </text:list>
      <text:p text:style-name="Preformatted_20_Text"><text:span text:style-name="Source_20_Text">public String get_os() {</text:span></text:p>
      <text:p text:style-name="Preformatted_20_Text"><text:span text:style-name="Source_20_Text"><text:s text:c="4"/>return switch (this.OS_run) {</text:span></text:p>
      <text:p text:style-name="Preformatted_20_Text"><text:span text:style-name="Source_20_Text"><text:s text:c="8"/>case 0 -&gt; "Windows";</text:span></text:p>
      <text:p text:style-name="Preformatted_20_Text"><text:span text:style-name="Source_20_Text"><text:s text:c="8"/>case 1 -&gt; "Linux";</text:span></text:p>
      <text:p text:style-name="Preformatted_20_Text"><text:span text:style-name="Source_20_Text"><text:s text:c="8"/>case 2 -&gt; "MacOS";</text:span></text:p>
      <text:p text:style-name="Preformatted_20_Text"><text:span text:style-name="Source_20_Text"><text:s text:c="8"/>default -&gt; "Error Not Suported Platform";</text:span></text:p>
      <text:p text:style-name="Preformatted_20_Text"><text:span text:style-name="Source_20_Text"><text:s text:c="4"/>};</text:span></text:p>
      <text:p text:style-name="P1"><text:span text:style-name="Source_20_Text">}</text:span></text:p>
      <text:p text:style-name="Text_20_body">Opis: zwraca nazwę platformy na podstawie pola <text:span text:style-name="Source_20_Text">OS_run</text:span>.</text:p>
      <text:list text:style-name="L11">
        <text:list-item>
          <text:p text:style-name="P12">Metoda setTooltipRight</text:p>
        </text:list-item>
      </text:list>
      <text:p text:style-name="Preformatted_20_Text"><text:span text:style-name="Source_20_Text">private void setTooltipRight(Button button, String text) {</text:span></text:p>
      <text:p text:style-name="Preformatted_20_Text"><text:span text:style-name="Source_20_Text"><text:s text:c="4"/>Tooltip tooltip = new Tooltip(text);</text:span></text:p>
      <text:p text:style-name="Preformatted_20_Text"><text:span text:style-name="Source_20_Text"><text:s text:c="4"/>button.setTooltip(tooltip);</text:span></text:p>
      <text:p text:style-name="Preformatted_20_Text"><text:span text:style-name="Source_20_Text"><text:s text:c="4"/>tooltip.setOnShowing(event -&gt; {</text:span></text:p>
      <text:p text:style-name="Preformatted_20_Text"><text:span text:style-name="Source_20_Text"><text:s text:c="8"/>double x = button.localToScreen(button.getBoundsInLocal()).getMaxX();</text:span></text:p>
      <text:p text:style-name="Preformatted_20_Text"><text:span text:style-name="Source_20_Text"><text:s text:c="8"/>double y = button.localToScreen(button.getBoundsInLocal()).getMinY();</text:span></text:p>
      <text:p text:style-name="Preformatted_20_Text"><text:span text:style-name="Source_20_Text"><text:s text:c="8"/>tooltip.setX(x + 5);</text:span></text:p>
      <text:p text:style-name="Preformatted_20_Text"><text:span text:style-name="Source_20_Text"><text:s text:c="8"/>tooltip.setY(y);</text:span></text:p>
      <text:p text:style-name="Preformatted_20_Text"><text:span text:style-name="Source_20_Text"><text:s text:c="4"/>});</text:span></text:p>
      <text:p text:style-name="P1"><text:span text:style-name="Source_20_Text">}</text:span></text:p>
      <text:p text:style-name="Text_20_body">Opis: ustawia wyskakującą podpowiedź (tooltip) przy przycisku, dostosowując jej pozycję.</text:p>
      <text:list text:style-name="L12">
        <text:list-item>
          <text:p text:style-name="P13">Metody dodające urządzenia do topologii</text:p>
        </text:list-item>
      </text:list>
      <text:p text:style-name="Preformatted_20_Text"><text:span text:style-name="Source_20_Text">@FXML private void add_router() { … }</text:span></text:p>
      <text:p text:style-name="Preformatted_20_Text"><text:span text:style-name="Source_20_Text">@FXML private void add_switch() { … }</text:span></text:p>
      <text:p text:style-name="Preformatted_20_Text"><text:span text:style-name="Source_20_Text">@FXML private void add_linux() { … }</text:span></text:p>
      <text:p text:style-name="Preformatted_20_Text"><text:span text:style-name="Source_20_Text">@FXML private void add_windows() { … }</text:span></text:p>
      <text:p text:style-name="Preformatted_20_Text"><text:span text:style-name="Source_20_Text">@FXML private void add_linux_server() { … }</text:span></text:p>
      <text:p text:style-name="P1"><text:span text:style-name="Source_20_Text">@FXML private void add_windows_server() { … }</text:span></text:p>
      <text:p text:style-name="Text_20_body">Opis: każda metoda:</text:p>
      <text:list text:style-name="L13">
        <text:list-item>
          <text:p text:style-name="P14">Pobiera wolne współrzędne z <text:span text:style-name="Source_20_Text">Topology.findFreeCoordinates()</text:span>.</text:p>
        </text:list-item>
        <text:list-item>
          <text:p text:style-name="P14">Tworzy kopię <text:span text:style-name="Source_20_Text">ImageView</text:span>, ustawia rozmiary i dodaje do topologii (<text:span text:style-name="Source_20_Text">Topology.addsystem(...)</text:span>) z odpowiednim typem.</text:p>
        </text:list-item>
      </text:list>
      <text:p text:style-name="Text_20_body"/>
      <text:p text:style-name="Text_20_body"/>
      <text:p text:style-name="Text_20_body"><text:soft-page-break/></text:p>
      <text:p text:style-name="Text_20_body"/>
      <text:list text:style-name="L14">
        <text:list-item>
          <text:p text:style-name="P15">Metoda initialize</text:p>
        </text:list-item>
      </text:list>
      <text:p text:style-name="Preformatted_20_Text"><text:span text:style-name="Source_20_Text">@FXML</text:span></text:p>
      <text:p text:style-name="Preformatted_20_Text"><text:span text:style-name="Source_20_Text">private void initialize() throws IOException {</text:span></text:p>
      <text:p text:style-name="Preformatted_20_Text"><text:span text:style-name="Source_20_Text"><text:s text:c="4"/>heder_inf.setText(this.hed_text + this.get_os());</text:span></text:p>
      <text:p text:style-name="Preformatted_20_Text"><text:span text:style-name="Source_20_Text"><text:s text:c="4"/>footer_inf.setText(this.getAutor() + this.getFull_name());</text:span></text:p>
      <text:p text:style-name="Preformatted_20_Text"><text:span text:style-name="Source_20_Text"><text:s text:c="4"/>// Wczytanie grafik z plików, ustawienie rozmiarów i grafik przycisków</text:span></text:p>
      <text:p text:style-name="Preformatted_20_Text"><text:span text:style-name="Source_20_Text"><text:s text:c="4"/>// Ustawienie tooltipów dla przycisków</text:span></text:p>
      <text:p text:style-name="Preformatted_20_Text"><text:span text:style-name="Source_20_Text"><text:s text:c="4"/>// Sprawdzenie użytkownika i stanu libvirt</text:span></text:p>
      <text:p text:style-name="Preformatted_20_Text"><text:span text:style-name="Source_20_Text"><text:s text:c="4"/>// Ustawienie tekstu po prawej stronie</text:span></text:p>
      <text:p text:style-name="Preformatted_20_Text"><text:span text:style-name="Source_20_Text"><text:s text:c="4"/>Topology.setPanelToTopology(this.workspace);</text:span></text:p>
      <text:p text:style-name="P1"><text:span text:style-name="Source_20_Text">}</text:span></text:p>
      <text:p text:style-name="Text_20_body">Opis: wywoływana po załadowaniu FXML.<text:line-break/>– Ustawia tekst nagłówka i stopki.<text:line-break/>– Wczytuje obrazy urządzeń z lokalnych plików, przekształca i przypisuje je do przycisków.<text:line-break/>– Konfiguruje tooltipy.<text:line-break/>– Pobiera nazwę bieżącego użytkownika i stan libvirt, wyświetla w <text:span text:style-name="Source_20_Text">right_inf</text:span>.<text:line-break/>– Przekazuje panel roboczy do klasy <text:span text:style-name="Source_20_Text">Topology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09:55:35.585387801</meta:creation-date>
    <dc:date>2025-07-02T09:56:19.249008492</dc:date>
    <meta:editing-duration>PT44S</meta:editing-duration>
    <meta:editing-cycles>1</meta:editing-cycles>
    <meta:generator>LibreOffice/25.2.4.3$Linux_X86_64 LibreOffice_project/520$Build-3</meta:generator>
    <meta:document-statistic meta:table-count="0" meta:image-count="0" meta:object-count="0" meta:page-count="4" meta:paragraph-count="130" meta:word-count="749" meta:character-count="6059" meta:non-whitespace-character-count="5261"/>
  </office:meta>
</office:document-meta>
</file>